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201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201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201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200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200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200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2007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200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200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200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200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200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200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944" calcext:value-type="float">
            <text:p>67.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199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199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199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199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199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199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199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199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096" calcext:value-type="float">
            <text:p>64.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199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</text:p>
          </table:table-cell>
          <table:table-cell office:value-type="string" calcext:value-type="string">
            <text:p>NHP-WY-064</text:p>
          </table:table-cell>
          <table:table-cell office:value-type="string" calcext:value-type="string">
            <text:p>198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376" calcext:value-type="float">
            <text:p>64.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